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2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ull file name</text:p>
          </table:table-cell>
          <table:table-cell office:value-type="string" calcext:value-type="string">
            <text:p>Spike thresh</text:p>
          </table:table-cell>
          <table:table-cell office:value-type="string" calcext:value-type="string">
            <text:p>Number of trials</text:p>
          </table:table-cell>
          <table:table-cell office:value-type="string" calcext:value-type="string">
            <text:p>Start of ramp</text:p>
          </table:table-cell>
          <table:table-cell office:value-type="string" calcext:value-type="string">
            <text:p>End of ramp</text:p>
          </table:table-cell>
          <table:table-cell office:value-type="string" calcext:value-type="string">
            <text:p>Start ramp</text:p>
          </table:table-cell>
          <table:table-cell office:value-type="string" calcext:value-type="string">
            <text:p>End ramp</text:p>
          </table:table-cell>
          <table:table-cell office:value-type="string" calcext:value-type="string">
            <text:p>Start ramp</text:p>
          </table:table-cell>
          <table:table-cell office:value-type="string" calcext:value-type="string">
            <text:p>End ramp</text:p>
          </table:table-cell>
        </table:table-row>
        <table:table-row table:style-name="ro1">
          <table:table-cell office:value-type="string" calcext:value-type="string">
            <text:p>'/home/daniel/Encoding Thermal Stimuli/Matlab files/Exp 19 baseline data.mat'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122700" calcext:value-type="float">
            <text:p>122700</text:p>
          </table:table-cell>
          <table:table-cell office:value-type="float" office:value="124700" calcext:value-type="float">
            <text:p>124700</text:p>
          </table:table-cell>
          <table:table-cell office:value-type="float" office:value="216700" calcext:value-type="float">
            <text:p>216700</text:p>
          </table:table-cell>
          <table:table-cell office:value-type="float" office:value="218400" calcext:value-type="float">
            <text:p>218400</text:p>
          </table:table-cell>
          <table:table-cell office:value-type="float" office:value="296900" calcext:value-type="float">
            <text:p>296900</text:p>
          </table:table-cell>
          <table:table-cell office:value-type="float" office:value="298700" calcext:value-type="float">
            <text:p>298700</text:p>
          </table:table-cell>
        </table:table-row>
        <table:table-row table:style-name="ro1">
          <table:table-cell office:value-type="string" calcext:value-type="string">
            <text:p>'/home/daniel/Encoding Thermal Stimuli/Matlab files/Exp 27 unit 1 data.mat'</text:p>
          </table:table-cell>
          <table:table-cell office:value-type="float" office:value="0.52" calcext:value-type="float">
            <text:p>0.52</text:p>
          </table:table-cell>
          <table:table-cell office:value-type="float" office:value="3" calcext:value-type="float">
            <text:p>3</text:p>
          </table:table-cell>
          <table:table-cell office:value-type="float" office:value="259100" calcext:value-type="float">
            <text:p>259100</text:p>
          </table:table-cell>
          <table:table-cell office:value-type="float" office:value="2161600" calcext:value-type="float">
            <text:p>2161600</text:p>
          </table:table-cell>
          <table:table-cell office:value-type="float" office:value="399600" calcext:value-type="float">
            <text:p>399600</text:p>
          </table:table-cell>
          <table:table-cell office:value-type="float" office:value="401100" calcext:value-type="float">
            <text:p>401100</text:p>
          </table:table-cell>
          <table:table-cell office:value-type="float" office:value="489400" calcext:value-type="float">
            <text:p>489400</text:p>
          </table:table-cell>
          <table:table-cell office:value-type="float" office:value="491500" calcext:value-type="float">
            <text:p>491500</text:p>
          </table:table-cell>
        </table:table-row>
        <table:table-row table:style-name="ro1">
          <table:table-cell office:value-type="string" calcext:value-type="string">
            <text:p>'/home/daniel/Encoding Thermal Stimuli/Matlab files/Exp 27 unit 2 data.mat'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771100" calcext:value-type="float">
            <text:p>771100</text:p>
          </table:table-cell>
          <table:table-cell office:value-type="float" office:value="795800" calcext:value-type="float">
            <text:p>795800</text:p>
          </table:table-cell>
          <table:table-cell office:value-type="float" office:value="192500" calcext:value-type="float">
            <text:p>192500</text:p>
          </table:table-cell>
          <table:table-cell office:value-type="float" office:value="195400" calcext:value-type="float">
            <text:p>195400</text:p>
          </table:table-cell>
          <table:table-cell office:value-type="float" office:value="315800" calcext:value-type="float">
            <text:p>315800</text:p>
          </table:table-cell>
          <table:table-cell office:value-type="float" office:value="318500" calcext:value-type="float">
            <text:p>318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/00/0000</text:date>, <text:time style:data-style-name="N2" text:time-value="10:36:34.980640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1:29:47.233418980</meta:creation-date>
    <dc:date>2016-07-13T12:22:32.118673127</dc:date>
    <meta:editing-duration>PT16M47S</meta:editing-duration>
    <meta:editing-cycles>3</meta:editing-cycles>
    <meta:generator>LibreOffice/4.2.8.2$Linux_X86_64 LibreOffice_project/420m0$Build-2</meta:generator>
    <meta:document-statistic meta:table-count="1" meta:cell-count="36" meta:object-count="0"/>
  </office:meta>
</office:document-meta>
</file>